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c20e"/>
    </style:style>
    <style:style style:name="P2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officeooo:paragraph-rsid="0017c20e"/>
    </style:style>
    <style:style style:name="P3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/>
      <style:text-properties officeooo:paragraph-rsid="00181535"/>
    </style:style>
    <style:style style:name="T1" style:family="text">
      <style:text-properties officeooo:rsid="0017c20e"/>
    </style:style>
    <style:style style:name="T2" style:family="text">
      <style:text-properties officeooo:rsid="001815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IVERSIDADE FEDERAL DO RIO GRANDE DO SUL</text:span></text:p>
      <text:p text:style-name="P1"><text:span text:style-name="T1">Instituto de Informática</text:span></text:p>
      <text:p text:style-name="P1"><text:span text:style-name="T1"/></text:p>
      <text:p text:style-name="P1"><text:span text:style-name="T1">INF01006 - Projeto de Banco de Dados</text:span></text:p>
      <text:p text:style-name="P1"><text:span text:style-name="T1">Prof. Cirano Iochpe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rabalho 01 – Clínica Médica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Hélio Carlos Brauner Filho</text:span></text:p>
      <text:p text:style-name="P1"><text:span text:style-name="T1">João Luiz Grave Gross</text:span></text:p>
      <text:p text:style-name="P1"><text:span text:style-name="T1">Marcos André Bonatto</text:span></text:p>
      <text:p text:style-name="P1"><text:span text:style-name="T1">Rafael Krause Cenci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orto Alegre, 28 de agosto de 2013.</text:span></text:p>
      <text:p text:style-name="P1"><text:soft-page-break/><text:span text:style-name="T1">Lista de Documentos</text:span></text:p>
      <text:p text:style-name="P1"><text:span text:style-name="T1"/></text:p>
      <text:p text:style-name="P1"><text:span text:style-name="T1"/></text:p>
      <text:list xml:id="list2976262129328356912" text:style-name="L1">
        <text:list-item>
          <text:p text:style-name="P2"><text:span text:style-name="T1">Modelo E-R: Análise de Requisitos e Modelagem Conceitual</text:span></text:p>
          <text:p text:style-name="P2"><text:span text:style-name="T1"/></text:p>
        </text:list-item>
        <text:list-item>
          <text:p text:style-name="P2"><text:span text:style-name="T1">Diagrama de Casos de Uso: Tarefas principais na contratação de novo médico</text:span></text:p>
          <text:p text:style-name="P2"><text:span text:style-name="T1"/></text:p>
        </text:list-item>
        <text:list-item>
          <text:p text:style-name="P2"><text:span text:style-name="T1">Diagrama de Atividade: Fluxo de atividades para contratação de novo médico</text:span></text:p>
          <text:p text:style-name="P2"><text:span text:style-name="T1"/></text:p>
        </text:list-item>
        <text:list-item>
          <text:p text:style-name="P3"><text:span text:style-name="T2">Modelo Relacional a partir do Modelo E-R</text:span></text:p>
          <text:p text:style-name="P3"><text:span text:style-name="T2"/></text:p>
        </text:list-item>
        <text:list-item>
          <text:p text:style-name="P3"><text:span text:style-name="T2">Modelo Relacional a partir do diagrama de casos de uso</text:span></text:p>
          <text:p text:style-name="P3"><text:span text:style-name="T2"/></text:p>
        </text:list-item>
        <text:list-item>
          <text:p text:style-name="P3"><text:span text:style-name="T2">Integração de Modelos: Modelo Relacional final</text:span></text:p>
          <text:p text:style-name="P3"><text:span text:style-name="T2"/></text:p>
        </text:list-item>
        <text:list-item>
          <text:p text:style-name="P3"><text:span text:style-name="T2">Diagrama de Classes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18:58:47.31</meta:creation-date>
    <dc:date>2013-08-27T19:15:34.85</dc:date>
    <meta:editing-duration>PT1M36S</meta:editing-duration>
    <meta:editing-cycles>2</meta:editing-cycles>
    <meta:generator>LibreOffice/4.0.3.3$Windows_x86 LibreOffice_project/0eaa50a932c8f2199a615e1eb30f7ac74279539</meta:generator>
    <meta:document-statistic meta:table-count="0" meta:image-count="0" meta:object-count="0" meta:page-count="2" meta:paragraph-count="18" meta:word-count="112" meta:character-count="666" meta:non-whitespace-character-count="577"/>
  </office:meta>
</office:document-meta>
</file>